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43572F4C.png"/>
  <manifest:file-entry manifest:media-type="image/png" manifest:full-path="Pictures/1000020100000640000004B0EEC726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kune-slide-background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kune.slide-template-title">
      <style:graphic-properties draw:fill-color="#ffffff" fo:min-height="3.256cm"/>
    </style:style>
    <style:style style:name="pr2" style:family="presentation" style:parent-style-name="kune.slide-templa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kune.slide-template" presentation:presentation-page-layout-name="AL1T19">
        <office:forms form:automatic-focus="false" form:apply-design-mode="false"/>
        <draw:frame draw:style-name="gr1" draw:text-style-name="P1" draw:layer="layout" svg:width="27.999cm" svg:height="20.998cm" svg:x="0.001cm" svg:y="0.002cm">
          <draw:image xlink:href="Pictures/1000020100000640000004B0EEC7261A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ne-slide-background" xlink:href="Pictures/1000000000000640000004B043572F4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une.slide-templa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fo:color="#69312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une.slide-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ne.slide-template-background" style:family="presentation">
      <style:graphic-properties draw:stroke="none" draw:fill="bitmap" draw:fill-image-name="kune-slide-background" style:repeat="stretch"/>
    </style:style>
    <style:style style:name="kune.slide-template-backgroundobjects" style:family="presentation">
      <style:graphic-properties draw:shadow="hidden" draw:shadow-offset-x="0.3cm" draw:shadow-offset-y="0.3cm" draw:shadow-color="#808080"/>
    </style:style>
    <style:style style:name="kune.slide-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ne.slide-templa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dd8a3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dd8a3d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dd8a3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dd8a3d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dd8a3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dd8a3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dd8a3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dd8a3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dd8a3d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ne.slide-template-outline2" style:family="presentation" style:parent-style-name="kune.slide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ne.slide-template-outline3" style:family="presentation" style:parent-style-name="kune.slide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ne.slide-template-outline4" style:family="presentation" style:parent-style-name="kune.slide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ne.slide-template-outline5" style:family="presentation" style:parent-style-name="kune.slide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ne.slide-template-outline6" style:family="presentation" style:parent-style-name="kune.slide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ne.slide-template-outline7" style:family="presentation" style:parent-style-name="kune.slide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ne.slide-template-outline8" style:family="presentation" style:parent-style-name="kune.slide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ne.slide-template-outline9" style:family="presentation" style:parent-style-name="kune.slide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kune-slide-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kune.slide-template-backgroundobjects">
      <style:graphic-properties draw:stroke="none" draw:fill="none" draw:fill-color="#ffffff" draw:auto-grow-height="false" fo:min-height="1.449cm"/>
    </style:style>
    <style:style style:name="pr2" style:family="presentation" style:parent-style-name="kune.slide-template-backgroundobjects">
      <style:graphic-properties draw:stroke="none" draw:fill="none" draw:fill-color="#ffffff" draw:auto-grow-height="false" fo:min-height="1.485cm"/>
    </style:style>
    <style:style style:name="pr3" style:family="presentation" style:parent-style-name="kune.slide-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kune.slide-template" style:page-layout-name="PM1" draw:style-name="dp1">
      <draw:frame presentation:style-name="kune.slide-template-title" draw:layer="backgroundobjects" svg:width="25.199cm" svg:height="3.506cm" svg:x="1.4cm" svg:y="0.837cm" presentation:class="title" presentation:placeholder="true">
        <draw:text-box/>
      </draw:frame>
      <draw:frame presentation:style-name="kune.slide-templa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kune.slide-template-title" draw:layer="backgroundobjects" svg:width="14.848cm" svg:height="11.136cm" svg:x="3.075cm" svg:y="2.257cm" presentation:class="page"/>
        <draw:frame presentation:style-name="kune.slide-templat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creation-date>2007-04-28T18:58:54</meta:creation-date>
    <dc:date>2007-04-28T19:02:28</dc:date>
    <dc:language>es-ES</dc:language>
    <meta:editing-cycles>3</meta:editing-cycles>
    <meta:editing-duration>PT5M49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